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 Mono" svg:font-family="'Bitstream Vera Sans Mono', Courier, monospace"/>
    <style:font-face style:name="OpenSymbol" svg:font-family="OpenSymbol"/>
    <style:font-face style:name="Courier New" svg:font-family="'Courier New'" style:font-family-generic="modern" style:font-pitch="fixed"/>
    <style:font-face style:name="Adobe Caslon Pro" svg:font-family="'Adobe Caslon Pro'" style:font-pitch="variable"/>
    <style:font-face style:name="Adobe Heiti Std R" svg:font-family="'Adobe Heiti Std R'" style:font-pitch="variable"/>
    <style:font-face style:name="Lucida Sans" svg:font-family="'Lucida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dobe Heiti Std R" fo:font-size="10pt" style:font-size-asian="10pt" style:font-size-complex="10pt"/>
    </style:style>
    <style:style style:name="P2" style:family="paragraph" style:parent-style-name="Standard" style:list-style-name="L6">
      <style:text-properties fo:color="#000000" style:font-name="Adobe Heiti Std R" fo:font-size="10pt" style:font-size-asian="10pt" style:font-size-complex="10pt"/>
    </style:style>
    <style:style style:name="P3" style:family="paragraph" style:parent-style-name="Standard" style:list-style-name="L5">
      <style:text-properties fo:color="#000000" style:font-name="Adobe Heiti Std R" fo:font-size="10pt" style:font-size-asian="10pt" style:font-size-complex="10pt"/>
    </style:style>
    <style:style style:name="P4" style:family="paragraph" style:parent-style-name="Standard" style:list-style-name="L3">
      <style:text-properties fo:color="#000000" style:font-name="Adobe Heiti Std R" fo:font-size="10pt" style:font-size-asian="10pt" style:font-size-complex="10pt"/>
    </style:style>
    <style:style style:name="P5" style:family="paragraph" style:parent-style-name="Standard" style:list-style-name="L4">
      <style:text-properties fo:color="#000000" style:font-name="Adobe Heiti Std R" fo:font-size="10pt" style:font-size-asian="10pt" style:font-size-complex="10pt"/>
    </style:style>
    <style:style style:name="P6" style:family="paragraph" style:parent-style-name="Standard" style:list-style-name="L2">
      <style:text-properties fo:color="#000000" style:font-name="Adobe Heiti Std R" fo:font-size="10pt" style:font-size-asian="10pt" style:font-size-complex="10pt"/>
    </style:style>
    <style:style style:name="P7" style:family="paragraph" style:parent-style-name="Standard">
      <style:text-properties fo:color="#000000" style:font-name="Adobe Heiti Std R" fo:font-size="10pt" fo:font-weight="bold" style:font-size-asian="10pt" style:font-weight-asian="bold" style:font-size-complex="10pt"/>
    </style:style>
    <style:style style:name="P8" style:family="paragraph" style:parent-style-name="Standard" style:list-style-name="L2">
      <style:text-properties fo:font-variant="normal" fo:text-transform="none" fo:color="#000000" style:font-name="Adobe Heiti Std R" fo:font-size="10pt" fo:letter-spacing="normal" fo:font-style="normal" fo:font-weight="normal" style:font-size-asian="10pt" style:font-size-complex="10pt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a"/>
      <style:text-properties fo:color="#000000" style:font-name="Adobe Heiti Std R" fo:font-size="10pt" style:font-size-asian="10pt" style:font-size-complex="10pt"/>
    </style:style>
    <style:style style:name="P10" style:family="paragraph" style:parent-style-name="Standard">
      <style:paragraph-properties fo:margin-left="2.54cm" fo:margin-right="0cm" fo:text-indent="0cm" style:auto-text-indent="false" fo:padding-left="0cm" fo:padding-right="0cm" fo:padding-top="0cm" fo:padding-bottom="0.035cm" fo:border-left="none" fo:border-right="none" fo:border-top="none" fo:border-bottom="0.018cm solid #00000a"/>
      <style:text-properties fo:color="#000000" style:font-name="Adobe Heiti Std R" fo:font-size="10pt" style:font-size-asian="10pt" style:font-size-complex="10pt"/>
    </style:style>
    <style:style style:name="P11" style:family="paragraph" style:parent-style-name="Standard">
      <style:paragraph-properties fo:break-before="page"/>
      <style:text-properties fo:color="#000000" style:font-name="Adobe Heiti Std R" fo:font-size="10pt" style:font-size-asian="10pt" style:font-size-complex="10pt"/>
    </style:style>
    <style:style style:name="P12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18cm solid #00000a"/>
      <style:text-properties fo:color="#000000" style:font-name="Adobe Heiti Std R" fo:font-size="10pt" style:font-size-asian="10pt" style:font-size-complex="10pt"/>
    </style:style>
    <style:style style:name="P13" style:family="paragraph" style:parent-style-name="Footer">
      <style:paragraph-properties fo:margin-left="0cm" fo:margin-right="0.635cm" fo:text-indent="0cm" style:auto-text-indent="false"/>
    </style:style>
    <style:style style:name="P14" style:family="paragraph" style:parent-style-name="Footer">
      <style:paragraph-properties fo:padding="0cm" fo:border="none"/>
    </style:style>
    <style:style style:name="P15" style:family="paragraph" style:parent-style-name="Preformatted_20_Text" style:list-style-name="L2">
      <style:text-properties fo:color="#000000" style:font-name="Adobe Heiti Std R" fo:font-size="10pt" style:font-size-asian="10pt" style:font-size-complex="10pt"/>
    </style:style>
    <style:style style:name="P16" style:family="paragraph" style:parent-style-name="Preformatted_20_Text" style:list-style-name="L2">
      <style:paragraph-properties fo:margin-top="0cm" fo:margin-bottom="0cm" fo:padding="0cm" fo:border="none"/>
      <style:text-properties fo:font-variant="normal" fo:text-transform="none" fo:color="#000000" style:font-name="Adobe Heiti Std R" fo:font-size="10pt" fo:letter-spacing="normal" fo:font-style="normal" fo:font-weight="normal" style:font-size-asian="10pt" style:font-size-complex="10pt"/>
    </style:style>
    <style:style style:name="P17" style:family="paragraph" style:parent-style-name="Preformatted_20_Text" style:list-style-name="L2">
      <style:paragraph-properties fo:margin-top="0cm" fo:margin-bottom="0cm" fo:padding="0cm" fo:border="none"/>
      <style:text-properties fo:color="#000000" style:font-name="Adobe Heiti Std R"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Lucida Sans"/>
    </style:style>
    <style:style style:name="T3" style:family="text">
      <style:text-properties style:font-name="Lucida Sans" fo:font-weight="bold" style:font-weight-asian="bold"/>
    </style:style>
    <style:style style:name="T4" style:family="text">
      <style:text-properties style:font-name="Lucida Sans" fo:language="de" fo:country="DE" fo:font-weight="bold" style:font-weight-asian="bold"/>
    </style:style>
    <style:style style:name="T5" style:family="text">
      <style:text-properties style:font-name="Lucida Sans" fo:font-size="11pt" fo:language="de" fo:country="DE" style:font-size-asian="11pt"/>
    </style:style>
    <style:style style:name="T6" style:family="text">
      <style:text-properties fo:language="de" fo:country="DE"/>
    </style:style>
    <style:style style:name="T7" style:family="text">
      <style:text-properties fo:language="de" fo:country="DE" fo:font-weight="bold" style:font-weight-asian="bold"/>
    </style:style>
    <style:style style:name="T8" style:family="text">
      <style:text-properties fo:color="#808080"/>
    </style:style>
    <style:style style:name="T9" style:family="text">
      <style:text-properties fo:color="#808080" fo:font-size="11pt" fo:language="de" fo:country="DE" style:font-size-asian="11pt"/>
    </style:style>
    <style:style style:name="T10" style:family="text">
      <style:text-properties fo:color="#808080" fo:font-size="11pt" style:font-size-asian="11pt"/>
    </style:style>
    <style:style style:name="T11" style:family="text">
      <style:text-properties fo:color="#808080" style:font-name="Lucida Sans"/>
    </style:style>
    <style:style style:name="T12" style:family="text">
      <style:text-properties fo:color="#808080" style:font-name="Lucida Sans" fo:font-size="11pt" style:font-size-asian="11pt"/>
    </style:style>
    <style:style style:name="T13" style:family="text">
      <style:text-properties fo:color="#808080" style:font-name="Lucida Sans" fo:font-size="11pt" fo:language="de" fo:country="DE" style:font-size-asian="11pt"/>
    </style:style>
    <style:style style:name="T14" style:family="text">
      <style:text-properties fo:color="#808080" fo:language="de" fo:country="DE"/>
    </style:style>
    <style:style style:name="T15" style:family="text">
      <style:text-properties fo:font-size="11pt" fo:language="de" fo:country="DE" style:font-size-asian="11pt"/>
    </style:style>
    <style:style style:name="T16" style:family="text">
      <style:text-properties fo:font-size="9pt" style:font-size-asian="9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variant="normal" fo:text-transform="none" fo:color="#333333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» Name</text:span></text:p>
      <text:p text:style-name="P1"/>
      <text:p text:style-name="P1"/>
      <text:p text:style-name="P1">Batur Temel</text:p>
      <text:p text:style-name="P7"/>
      <text:p text:style-name="P7"/>
      <text:p text:style-name="P10"><text:span text:style-name="T1">» </text:span><text:span text:style-name="T7">Lebensziele/Motto</text:span></text:p>
      <text:p text:style-name="P1"/>
      <text:list xml:id="list1195263391" text:style-name="L5">
        <text:list-item>
          <text:p text:style-name="P3">Akzeptiere was du nicht ändern kannst. Ändere das, was du nicht akzeptieren willst</text:p>
        </text:list-item>
        <text:list-item>
          <text:p text:style-name="P3">will mindestens 2 Kinder</text:p>
        </text:list-item>
        <text:list-item>
          <text:p text:style-name="P3">will am Ende seiner Karriere mindestens 200.000€ netto kriegen</text:p>
        </text:list-item>
        <text:list-item>
          <text:p text:style-name="P3">will viel von der Welt sehen</text:p>
        </text:list-item>
      </text:list>
      <text:p text:style-name="P1"/>
      <text:p text:style-name="P1"/>
      <text:p text:style-name="P1"/>
      <text:p text:style-name="P1"/>
      <text:p text:style-name="P9"><text:span text:style-name="T1">» Zentrale Eigenschaften</text:span></text:p>
      <text:p text:style-name="P1"><text:span text:style-name="T6"/></text:p>
      <text:list xml:id="list185999559" text:style-name="L6">
        <text:list-item>
          <text:p text:style-name="P2"><text:span text:style-name="T6">zielstrebig</text:span></text:p>
        </text:list-item>
        <text:list-item>
          <text:p text:style-name="P2"><text:span text:style-name="T6">bestimmt</text:span></text:p>
        </text:list-item>
        <text:list-item>
          <text:p text:style-name="P2"><text:span text:style-name="T6">charismatisch</text:span></text:p>
        </text:list-item>
        <text:list-item>
          <text:p text:style-name="P2"><text:span text:style-name="T6">leicht unorganisiert</text:span></text:p>
        </text:list-item>
        <text:list-item>
          <text:p text:style-name="P2"><text:span text:style-name="T6">narzisstisch</text:span></text:p>
        </text:list-item>
        <text:list-item>
          <text:p text:style-name="P2"><text:span text:style-name="T6">ordentlich</text:span></text:p>
        </text:list-item>
        <text:list-item>
          <text:p text:style-name="P2"><text:span text:style-name="T6">tierlieb</text:span></text:p>
        </text:list-item>
        <text:list-item>
          <text:p text:style-name="P2"><text:span text:style-name="T6">ungeduldig</text:span></text:p>
        </text:list-item>
        <text:list-item>
          <text:p text:style-name="P2"><text:span text:style-name="T6">höflich</text:span></text:p>
        </text:list-item>
        <text:list-item>
          <text:p text:style-name="P2"><text:span text:style-name="T6">redet viel und gern</text:span></text:p>
        </text:list-item>
        <text:list-item>
          <text:p text:style-name="P2"><text:span text:style-name="T6">handwerklich begabt</text:span></text:p>
        </text:list-item>
      </text:list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9"><text:span text:style-name="T1">» Herkunft </text:span></text:p>
      <text:p text:style-name="P1"/>
      <text:list xml:id="list1397979761" text:style-name="L3">
        <text:list-item>
          <text:p text:style-name="P4"><text:s/>ist in Deutschland geboren, seine Eltern kommen jedoch aus der aus der Türkei. </text:p>
        </text:list-item>
        <text:list-item>
          <text:p text:style-name="P4">Eltern kamen vor 40 Jahren nach Deutschland, der Vater hat einen guten Job als Bauleiter in einem großen Unternehmen</text:p>
        </text:list-item>
        <text:list-item>
          <text:p text:style-name="P4">Seine Eltern wohnen in Dortmund, wo er auch zur Schule gegangen ist und sein Abitur gemacht hat. </text:p>
        </text:list-item>
        <text:list-item>
          <text:p text:style-name="P4">2000 kam er nach Berlin um an der TU Berlin Wirtschaftingenieurwesen zu studieren</text:p>
        </text:list-item>
        <text:list-item>
          <text:p text:style-name="P4">2005 in der Regelzeit schloss er sein Studium ab und arbeitete 3 Jahre bei SIEMENS.</text:p>
        </text:list-item>
        <text:list-item>
          <text:p text:style-name="P4">Seit 2008 ist er bei CARMEQ Projektmanager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">» </text:span><text:span text:style-name="T7">Persönliche Details </text:span></text:p>
      <text:list xml:id="list1532640207" text:style-name="L4">
        <text:list-item>
          <text:p text:style-name="P5"><text:span text:style-name="T6">Batur ist jetzt 38</text:span></text:p>
        </text:list-item>
        <text:list-item>
          <text:p text:style-name="P5"><text:span text:style-name="T6">Er ist verheiratet</text:span></text:p>
        </text:list-item>
        <text:list-item>
          <text:p text:style-name="P5"><text:span text:style-name="T6"><text:s/>hat eine 2 jährige Tochter namens Mona</text:span></text:p>
        </text:list-item>
        <text:list-item>
          <text:p text:style-name="P5"><text:span text:style-name="T6">Seine Frau Anna hat er während des Studiums auf einer Semesteranfangsparty kennen gelernt, sie studierte Regional- und Stadtplanung</text:span></text:p>
        </text:list-item>
        <text:list-item>
          <text:p text:style-name="P5"><text:span text:style-name="T6"><text:s/>2007 haben die beiden in Dortmund geheiratet</text:span></text:p>
        </text:list-item>
        <text:list-item>
          <text:p text:style-name="P5"><text:soft-page-break/><text:span text:style-name="T6">2010 haben sie sich ein Grundstück in Rudow gekauft. Mithilfe seines Vaters und dessen Bekannten steht dort seit 2011 ein Haus mit 220 m^2 Wohnfläche </text:span></text:p>
        </text:list-item>
        <text:list-item>
          <text:p text:style-name="P5"><text:span text:style-name="T6">Am liebsten bastelt er an seinen Wochenenden mit seiner Frau weiter an der Haus und Gartengenschaltung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GoBack"/></text:p>
      <text:p text:style-name="P11"><text:bookmark-end text:name="_GoBack"/></text:p>
      <text:p text:style-name="P9"><text:span text:style-name="T1">» </text:span><text:span text:style-name="T7">Szenarios </text:span></text:p>
      <text:p text:style-name="P1"><text:span text:style-name="T6"/></text:p>
      <text:list xml:id="list954353485" text:style-name="L2">
        <text:list-item>
          <text:p text:style-name="P6"><text:span text:style-name="T6">Batur kriegt Donnerstag Abend noch eine Anruf ob er kurzfristig Freitag morgen einen wichtigen Termin mit einem Großkunden in Wolfsburg wahrnehmen könnte, da ein anderer Projektleiter krank geworden ist</text:span></text:p>
        </text:list-item>
        <text:list-item>
          <text:p text:style-name="P6"><text:span text:style-name="T6">guckt in sein Outlook → ja geht</text:span></text:p>
        </text:list-item>
        <text:list-item>
          <text:p text:style-name="P6"><text:span text:style-name="T6">legt den Termin auf 9:15 wegen Bahnzeiten</text:span></text:p>
        </text:list-item>
        <text:list-item>
          <text:p text:style-name="P6"><text:span text:style-name="T6">fährt um <text:s/>6:30 los, nimmt die Stadtautobahn </text:span></text:p>
        </text:list-item>
        <text:list-item>
          <text:p text:style-name="P6"><text:span text:style-name="T6">steht kurz vorm Hauptbahnhof 15 Min im Stau, ist aber eingeplant</text:span></text:p>
        </text:list-item>
        <text:list-item>
          <text:p text:style-name="P6"><text:span text:style-name="T6">Parkt sein Auto im Parkhaus vom Bahnhof</text:span></text:p>
        </text:list-item>
        <text:list-item>
          <text:p text:style-name="P6"><text:span text:style-name="T6">Noch 20 Min bis die Bahn kommt</text:span></text:p>
        </text:list-item>
        <text:list-item>
          <text:p text:style-name="P8"><text:span text:style-name="T6">Geht in die DB-Lounge, um sein Emailpostfach zu aktualisieren</text:span></text:p>
        </text:list-item>
        <text:list-item>
          <text:p text:style-name="P8"><text:span text:style-name="T6">Bis der Zug kommt wird sich die Zeit mit dem Schauen der neusten Nachrichten vertrieben</text:span></text:p>
        </text:list-item>
        <text:list-item>
          <text:p text:style-name="P8"><text:span text:style-name="T6">Zug vollkommen überfüllt, findet keinen Sitzplatz mehr</text:span></text:p>
        </text:list-item>
        <text:list-item>
          <text:p text:style-name="P8"><text:span text:style-name="T6">setzt sich in den Esswagon um bestellt Kaffee da man etwas bestellen muss</text:span></text:p>
        </text:list-item>
        <text:list-item>
          <text:p text:style-name="P8"><text:span text:style-name="T6">ist genervt weil er nicht arbeiten kann</text:span></text:p>
        </text:list-item>
        <text:list-item>
          <text:p text:style-name="P8"><text:span text:style-name="T6">muss auf Toilette</text:span></text:p>
        </text:list-item>
        <text:list-item>
          <text:p text:style-name="P8"><text:span text:style-name="T6">auf dem Rückweg findet er doch noch einen leeren Platz, in einem Abteil in dem nicht telefoniert werden darf</text:span></text:p>
        </text:list-item>
        <text:list-item>
          <text:p text:style-name="P8"><text:span text:style-name="T6">liest Mails</text:span></text:p>
        </text:list-item>
        <text:list-item>
          <text:p text:style-name="P8">Telefonat muss getätigt werden, weil ein Kunde einen zusätzlichen Termin für den Nachmittag haben möchte (steht in der vorletzten Mail) =&gt; Details klären per Telefon</text:p>
        </text:list-item>
        <text:list-item>
          <text:p text:style-name="P15"><text:span text:style-name="T19">Laptop wird zugeklappt und mit Laptop, Jacke und Tasche gerüstet geht es ab durch 4 Wagons richtung Telefonbereich (=&gt; gestresst)</text:span></text:p>
        </text:list-item>
        <text:list-item>
          <text:p text:style-name="P17"><text:span text:style-name="T19">Auf Rückweg zum Platz wird ein Kollege getroffen, dabei wird sich verabredet sich das Taxi zum VW Werk zu teilen</text:span></text:p>
        </text:list-item>
        <text:list-item>
          <text:p text:style-name="P17">Restliche Emails werden gecheckt und 10 Minuten vor Ankunft wird sich bereit gemacht für den Taxisprint</text:p>
        </text:list-item>
        <text:list-item>
          <text:p text:style-name="P17"><text:soft-page-break/>Nachdem der Kollege das Taxi als erstes erreicht werden noch schnell zwei weitere Mitfahrer arangiert und ab gehts zum Werk</text:p>
        </text:list-item>
        <text:list-item>
          <text:p text:style-name="P17">Im Werk werden alle technischen Geräte eingeschlossen und die Arbeit beginnt</text:p>
        </text:list-item>
        <text:list-item>
          <text:p text:style-name="P17">Nach dem verschobenen Termin um 17.50 wird sich beeilt, weil die Bahn um 18.18 erreicht werden soll</text:p>
        </text:list-item>
        <text:list-item>
          <text:p text:style-name="P17">Taxi vor dem Werk fährt genau weg als Person aus dem Werk kommt</text:p>
        </text:list-item>
        <text:list-item>
          <text:p text:style-name="P17">Neues Taxi bestellen (am Empfang)</text:p>
        </text:list-item>
        <text:list-item>
          <text:p text:style-name="P17">10 min warten, Telefonieren mit Freundin bzgl. Verspätung</text:p>
        </text:list-item>
        <text:list-item>
          <text:p text:style-name="P17">nach 10 min alleine im Taxi zum Bahnhof</text:p>
        </text:list-item>
        <text:list-item>
          <text:p text:style-name="P17">Ankunft: 18.20 =&gt; Bahn gerade verpasst</text:p>
        </text:list-item>
        <text:list-item>
          <text:p text:style-name="P16">Warten bis 19.04</text:p>
        </text:list-item>
        <text:list-item>
          <text:p text:style-name="P16">Keine Lust mehr zu arbeiten</text:p>
        </text:list-item>
        <text:list-item>
          <text:p text:style-name="P16">Findet Sitzplatz, hört Musik</text:p>
        </text:list-item>
        <text:list-item>
          <text:p text:style-name="P8">Steigt Hauptbahnhof in sein Auto um</text:p>
        </text:list-item>
        <text:list-item>
          <text:p text:style-name="P8">Tochter schläft schon als er zu Hause ankomm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, Courier, monospace"/>
    <style:font-face style:name="OpenSymbol" svg:font-family="OpenSymbol"/>
    <style:font-face style:name="Courier New" svg:font-family="'Courier New'" style:font-family-generic="modern" style:font-pitch="fixed"/>
    <style:font-face style:name="Adobe Caslon Pro" svg:font-family="'Adobe Caslon Pro'" style:font-pitch="variable"/>
    <style:font-face style:name="Adobe Heiti Std R" svg:font-family="'Adobe Heiti Std R'" style:font-pitch="variable"/>
    <style:font-face style:name="Lucida Sans" svg:font-family="'Lucida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="Times"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»" text:bullet-char="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ucida Grande'" style:font-style-name="Normal" style:font-pitch="variable"/>
      </text:list-level-style-bullet>
      <text:list-level-style-bullet text:level="2" style:num-suffix="»" text:bullet-char="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ucida Grande'" style:font-style-name="Normal" style:font-pitch="variable"/>
      </text:list-level-style-bullet>
      <text:list-level-style-bullet text:level="3" style:num-suffix="»" text:bullet-char="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Lucida Grande'" style:font-style-name="Normal" style:font-pitch="variable"/>
      </text:list-level-style-bullet>
      <text:list-level-style-bullet text:level="4" style:num-suffix="»" text:bullet-char="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ucida Grande'" style:font-style-name="Normal" style:font-pitch="variable"/>
      </text:list-level-style-bullet>
      <text:list-level-style-bullet text:level="5" style:num-suffix="»" text:bullet-char="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ucida Grande'" style:font-style-name="Normal" style:font-pitch="variable"/>
      </text:list-level-style-bullet>
      <text:list-level-style-bullet text:level="6" style:num-suffix="»" text:bullet-char="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Lucida Grande'" style:font-style-name="Normal" style:font-pitch="variable"/>
      </text:list-level-style-bullet>
      <text:list-level-style-bullet text:level="7" style:num-suffix="»" text:bullet-char="»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Lucida Grande'" style:font-style-name="Normal" style:font-pitch="variable"/>
      </text:list-level-style-bullet>
      <text:list-level-style-bullet text:level="8" style:num-suffix="»" text:bullet-char="»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Lucida Grande'" style:font-style-name="Normal" style:font-pitch="variable"/>
      </text:list-level-style-bullet>
      <text:list-level-style-bullet text:level="9" style:num-suffix="»" text:bullet-char="»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Lucida Grande'" style:font-style-name="Normal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»" text:bullet-char="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ucida Grande'" style:font-style-name="Normal" style:font-pitch="variable"/>
      </text:list-level-style-bullet>
      <text:list-level-style-bullet text:level="2" style:num-suffix="»" text:bullet-char="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ucida Grande'" style:font-style-name="Normal" style:font-pitch="variable"/>
      </text:list-level-style-bullet>
      <text:list-level-style-bullet text:level="3" style:num-suffix="»" text:bullet-char="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Lucida Grande'" style:font-style-name="Normal" style:font-pitch="variable"/>
      </text:list-level-style-bullet>
      <text:list-level-style-bullet text:level="4" style:num-suffix="»" text:bullet-char="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ucida Grande'" style:font-style-name="Normal" style:font-pitch="variable"/>
      </text:list-level-style-bullet>
      <text:list-level-style-bullet text:level="5" style:num-suffix="»" text:bullet-char="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ucida Grande'" style:font-style-name="Normal" style:font-pitch="variable"/>
      </text:list-level-style-bullet>
      <text:list-level-style-bullet text:level="6" style:num-suffix="»" text:bullet-char="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Lucida Grande'" style:font-style-name="Normal" style:font-pitch="variable"/>
      </text:list-level-style-bullet>
      <text:list-level-style-bullet text:level="7" style:num-suffix="»" text:bullet-char="»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Lucida Grande'" style:font-style-name="Normal" style:font-pitch="variable"/>
      </text:list-level-style-bullet>
      <text:list-level-style-bullet text:level="8" style:num-suffix="»" text:bullet-char="»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Lucida Grande'" style:font-style-name="Normal" style:font-pitch="variable"/>
      </text:list-level-style-bullet>
      <text:list-level-style-bullet text:level="9" style:num-suffix="»" text:bullet-char="»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Lucida Grande'" style:font-style-name="Normal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»" text:bullet-char="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ucida Grande'" style:font-style-name="Normal" style:font-pitch="variable"/>
      </text:list-level-style-bullet>
      <text:list-level-style-bullet text:level="2" style:num-suffix="»" text:bullet-char="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ucida Grande'" style:font-style-name="Normal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Times" style:font-style-name="Normal" style:font-family-generic="roman" style:font-pitch="variable"/>
      </text:list-level-style-bullet>
      <text:list-level-style-bullet text:level="4" style:num-suffix="»" text:bullet-char="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ucida Grande'" style:font-style-name="Normal" style:font-pitch="variable"/>
      </text:list-level-style-bullet>
      <text:list-level-style-bullet text:level="5" style:num-suffix="»" text:bullet-char="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ucida Grande'" style:font-style-name="Normal" style:font-pitch="variable"/>
      </text:list-level-style-bullet>
      <text:list-level-style-bullet text:level="6" style:num-suffix="»" text:bullet-char="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Lucida Grande'" style:font-style-name="Normal" style:font-pitch="variable"/>
      </text:list-level-style-bullet>
      <text:list-level-style-bullet text:level="7" style:num-suffix="»" text:bullet-char="»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Lucida Grande'" style:font-style-name="Normal" style:font-pitch="variable"/>
      </text:list-level-style-bullet>
      <text:list-level-style-bullet text:level="8" style:num-suffix="»" text:bullet-char="»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Lucida Grande'" style:font-style-name="Normal" style:font-pitch="variable"/>
      </text:list-level-style-bullet>
      <text:list-level-style-bullet text:level="9" style:num-suffix="»" text:bullet-char="»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Lucida Grande'" style:font-style-name="Normal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1.27cm" fo:margin-left="3.401cm" fo:margin-right="3.4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3cm" fo:margin-left="0cm" fo:margin-right="0cm" fo:margin-bottom="1.829cm" style:dynamic-spacing="true"/>
      </style:header-style>
      <style:footer-style>
        <style:header-footer-properties fo:min-height="1.93cm" fo:margin-left="0cm" fo:margin-right="0cm" fo:margin-top="1.8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«Vorlage Persona»</text:span></text:p>
      </style:header>
      <style:footer>
        <text:p text:style-name="MP1"><text:page-number text:select-page="current">5</text:page-number></text:p>
        <text:p text:style-name="MP2"/>
      </style:footer>
      <style:footer-left>
        <text:p text:style-name="MP2"><text:page-number text:select-page="current">5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udia Müller-Birn</meta:initial-creator>
    <dc:creator>Mareike Ziese</dc:creator>
    <meta:editing-cycles>2</meta:editing-cycles>
    <meta:print-date>2012-04-20T14:51:00</meta:print-date>
    <meta:creation-date>2012-04-20T14:51:00</meta:creation-date>
    <dc:date>2012-04-24T22:44:12</dc:date>
    <meta:editing-duration>P0D</meta:editing-duration>
    <meta:generator>OpenOffice.org/3.3$Unix OpenOffice.org_project/330m20$Build-9567</meta:generator>
    <meta:document-statistic meta:table-count="0" meta:image-count="0" meta:object-count="0" meta:page-count="5" meta:paragraph-count="70" meta:word-count="637" meta:character-count="36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